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1" svg:font-family="'Computer Modern'"/>
    <style:font-face style:name="HMXYas" svg:font-family="HMXYas"/>
    <style:font-face style:name="Helvetica1" svg:font-family="Helvetica"/>
    <style:font-face style:name="Computer Modern" svg:font-family="'Computer Modern'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tr" svg:font-family="Tit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000000" draw:stroke-linejoin="round" svg:stroke-linecap="round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dash" draw:stroke-dash="stroke-dash208" svg:stroke-width="0.052cm" svg:stroke-color="#fc8f0d" draw:stroke-linejoin="miter" svg:stroke-linecap="butt" draw:fill="none" fo:padding-top="0.026cm" fo:padding-bottom="0.026cm" fo:padding-left="0.026cm" fo:padding-right="0.026cm"/>
    </style:style>
    <style:style style:name="gr4" style:family="graphic" style:parent-style-name="standard">
      <style:graphic-properties draw:stroke="none" draw:fill="solid" draw:fill-color="#fc8f0d"/>
    </style:style>
    <style:style style:name="gr5" style:family="graphic" style:parent-style-name="standard">
      <style:graphic-properties draw:stroke="solid" svg:stroke-width="0.052cm" svg:stroke-color="#fc8f0d" draw:stroke-linejoin="miter" svg:stroke-linecap="butt" draw:fill="none" fo:padding-top="0.026cm" fo:padding-bottom="0.026cm" fo:padding-left="0.026cm" fo:padding-right="0.026cm"/>
    </style:style>
    <style:style style:name="gr6" style:family="graphic" style:parent-style-name="standard">
      <style:graphic-properties draw:stroke="none" draw:fill="solid" draw:fill-color="#97cdff"/>
    </style:style>
    <style:style style:name="gr7" style:family="graphic" style:parent-style-name="standard">
      <style:graphic-properties draw:stroke="solid" svg:stroke-width="0.052cm" svg:stroke-color="#000000" draw:stroke-linejoin="miter" svg:stroke-linecap="butt" draw:fill="none" fo:padding-top="0.026cm" fo:padding-bottom="0.026cm" fo:padding-left="0.026cm" fo:padding-right="0.026cm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27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34cm" fo:min-width="0.194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17cm" svg:stroke-color="#fb8e0d" draw:stroke-linejoin="round" svg:stroke-linecap="round" draw:fill="none" fo:padding-top="0.008cm" fo:padding-bottom="0.008cm" fo:padding-left="0.008cm" fo:padding-right="0.008cm"/>
    </style:style>
    <style:style style:name="gr12" style:family="graphic" style:parent-style-name="standard">
      <style:graphic-properties draw:stroke="none" draw:fill="solid" draw:fill-color="#fb8e0d"/>
    </style:style>
    <style:style style:name="gr13" style:family="graphic" style:parent-style-name="standard">
      <style:graphic-properties draw:stroke="solid" svg:stroke-width="0.017cm" svg:stroke-color="#fb8e0d" draw:stroke-linejoin="miter" svg:stroke-linecap="butt" draw:fill="none" fo:padding-top="0.008cm" fo:padding-bottom="0.008cm" fo:padding-left="0.008cm" fo:padding-right="0.008cm"/>
    </style:style>
    <style:style style:name="gr14" style:family="graphic" style:parent-style-name="standard">
      <style:graphic-properties draw:stroke="solid" svg:stroke-width="0.017cm" svg:stroke-color="#fc8f0d" draw:stroke-linejoin="round" svg:stroke-linecap="round" draw:fill="none" fo:padding-top="0.008cm" fo:padding-bottom="0.008cm" fo:padding-left="0.008cm" fo:padding-right="0.008cm"/>
    </style:style>
    <style:style style:name="gr15" style:family="graphic" style:parent-style-name="standard">
      <style:graphic-properties draw:stroke="solid" svg:stroke-width="0.017cm" svg:stroke-color="#fc8f0d" draw:stroke-linejoin="miter" svg:stroke-linecap="butt" draw:fill="none" fo:padding-top="0.008cm" fo:padding-bottom="0.008cm" fo:padding-left="0.008cm" fo:padding-right="0.008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0.67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78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1.479cm" fo:padding-top="0cm" fo:padding-bottom="0cm" fo:padding-left="0cm" fo:padding-right="0cm"/>
    </style:style>
    <style:style style:name="gr19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c8f0d"/>
    </style:style>
    <style:style style:name="P4" style:family="paragraph">
      <loext:graphic-properties draw:fill="solid" draw:fill-color="#97cdff"/>
    </style:style>
    <style:style style:name="P5" style:family="paragraph">
      <loext:graphic-properties draw:fill="solid" draw:fill-color="#000000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8" style:family="paragraph">
      <loext:graphic-properties draw:fill="none"/>
      <style:text-properties fo:font-size="5.59999990463257pt" style:font-size-asian="5.59999990463257pt" style:font-size-complex="5.59999990463257pt"/>
    </style:style>
    <style:style style:name="P9" style:family="paragraph">
      <loext:graphic-properties draw:fill="solid" draw:fill-color="#fb8e0d"/>
    </style:style>
    <style:style style:name="P10" style:family="paragraph">
      <style:paragraph-properties fo:text-align="start" style:writing-mode="lr-tb"/>
      <style:text-properties style:font-name="HMXYas" style:font-name-complex="HMXYas"/>
    </style:style>
    <style:style style:name="P11" style:family="paragraph">
      <loext:graphic-properties draw:fill="none"/>
      <style:text-properties style:font-name="HMXYas" fo:font-size="11.3999996185303pt" style:font-size-asian="11.3999996185303pt" style:font-name-complex="HMXYas" style:font-size-complex="11.3999996185303pt"/>
    </style:style>
    <style:style style:name="P12" style:family="paragraph">
      <loext:graphic-properties draw:fill="none"/>
      <style:text-properties fo:font-size="6.5pt" style:font-size-asian="6.5pt" style:font-size-complex="6.5pt"/>
    </style:style>
    <style:style style:name="P13" style:family="paragraph">
      <style:paragraph-properties fo:text-align="center"/>
    </style:style>
    <style:style style:name="T1" style:family="text">
      <style:text-properties fo:color="#000000" style:font-name="Computer Modern1" fo:font-size="7.90000009536743pt" fo:font-style="italic" style:font-size-asian="7.90000009536743pt" style:font-name-complex="Computer Modern1" style:font-size-complex="7.90000009536743pt" style:font-style-complex="italic"/>
    </style:style>
    <style:style style:name="T2" style:family="text">
      <style:text-properties fo:color="#000000" style:font-name="Computer Modern1" fo:font-size="5.59999990463257pt" style:font-size-asian="5.59999990463257pt" style:font-name-complex="Computer Modern1" style:font-size-complex="5.59999990463257pt"/>
    </style:style>
    <style:style style:name="T3" style:family="text">
      <style:text-properties fo:color="#000000" style:font-name="HMXYas" fo:font-size="11.3999996185303pt" fo:font-weight="bold" style:font-size-asian="11.3999996185303pt" style:font-name-complex="HMXYas" style:font-size-complex="11.3999996185303pt" style:font-weight-complex="bold"/>
    </style:style>
    <style:style style:name="T4" style:family="text">
      <style:text-properties fo:color="#fc8f0d" style:font-name="Helvetica1" fo:font-size="6.5pt" fo:font-weight="bold" style:font-size-asian="6.5pt" style:font-name-complex="Helvetica1" style:font-size-complex="6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2.241cm" svg:height="0.315cm" svg:x="0.135cm" svg:y="4.572cm" svg:viewBox="0 0 2242 316" draw:points="448,0 2242,0 1794,316 0,316">
          <text:p/>
        </draw:polygon>
        <draw:polygon draw:style-name="gr2" draw:text-style-name="P2" draw:layer="layout" svg:width="2.241cm" svg:height="0.315cm" svg:x="0.135cm" svg:y="4.572cm" svg:viewBox="0 0 2242 316" draw:points="448,0 2242,0 1794,316 0,316">
          <text:p/>
        </draw:polygon>
        <draw:polyline draw:style-name="gr3" draw:text-style-name="P2" draw:layer="layout" svg:width="1.187cm" svg:height="2.521cm" svg:x="3.584cm" svg:y="2.45cm" svg:viewBox="0 0 1188 2522" draw:points="0,0 110,0 110,349 110,2522 1188,2522">
          <text:p/>
        </draw:polyline>
        <draw:polygon draw:style-name="gr4" draw:text-style-name="P3" draw:layer="layout" svg:width="0.196cm" svg:height="0.147cm" svg:x="4.771cm" svg:y="4.898cm" svg:viewBox="0 0 197 148" draw:points="197,74 0,0 0,148">
          <text:p/>
        </draw:polygon>
        <draw:polygon draw:style-name="gr5" draw:text-style-name="P2" draw:layer="layout" svg:width="0.196cm" svg:height="0.147cm" svg:x="4.771cm" svg:y="4.898cm" svg:viewBox="0 0 197 148" draw:points="197,74 0,0 0,148">
          <text:p/>
        </draw:polygon>
        <draw:polygon draw:style-name="gr6" draw:text-style-name="P4" draw:layer="layout" svg:width="1.217cm" svg:height="1.173cm" svg:x="2.674cm" svg:y="3.342cm" svg:viewBox="0 0 1218 1174" draw:points="0,0 1218,0 1218,1174 0,1174">
          <text:p/>
        </draw:polygon>
        <draw:polygon draw:style-name="gr2" draw:text-style-name="P2" draw:layer="layout" svg:width="1.217cm" svg:height="1.173cm" svg:x="2.674cm" svg:y="3.342cm" svg:viewBox="0 0 1218 1174" draw:points="0,0 1218,0 1218,1174 0,1174">
          <text:p/>
        </draw:polygon>
        <draw:line draw:style-name="gr7" draw:text-style-name="P2" draw:layer="layout" svg:x1="2.403cm" svg:y1="4.205cm" svg:x2="4.085cm" svg:y2="4.205cm">
          <text:p/>
        </draw:line>
        <draw:polygon draw:style-name="gr8" draw:text-style-name="P5" draw:layer="layout" svg:width="0.196cm" svg:height="0.147cm" svg:x="4.085cm" svg:y="4.132cm" svg:viewBox="0 0 197 148" draw:points="197,73 0,0 0,148">
          <text:p/>
        </draw:polygon>
        <draw:polygon draw:style-name="gr7" draw:text-style-name="P2" draw:layer="layout" svg:width="0.196cm" svg:height="0.147cm" svg:x="4.085cm" svg:y="4.132cm" svg:viewBox="0 0 197 148" draw:points="197,73 0,0 0,148">
          <text:p/>
        </draw:polygon>
        <draw:polyline draw:style-name="gr7" draw:text-style-name="P2" draw:layer="layout" svg:width="0.947cm" svg:height="1.301cm" svg:x="2.403cm" svg:y="2.904cm" svg:viewBox="0 0 948 1302" draw:points="0,787 948,787 948,1302 948,0">
          <text:p/>
        </draw:polyline>
        <draw:polygon draw:style-name="gr8" draw:text-style-name="P5" draw:layer="layout" svg:width="0.147cm" svg:height="0.196cm" svg:x="3.276cm" svg:y="2.708cm" svg:viewBox="0 0 148 197" draw:points="74,0 0,197 148,197">
          <text:p/>
        </draw:polygon>
        <draw:polygon draw:style-name="gr7" draw:text-style-name="P2" draw:layer="layout" svg:width="0.147cm" svg:height="0.196cm" svg:x="3.276cm" svg:y="2.708cm" svg:viewBox="0 0 148 197" draw:points="74,0 0,197 148,197">
          <text:p/>
        </draw:polygon>
        <draw:line draw:style-name="gr7" draw:text-style-name="P2" draw:layer="layout" svg:x1="3.147cm" svg:y1="3.69cm" svg:x2="4.085cm" svg:y2="3.69cm">
          <text:p/>
        </draw:line>
        <draw:polygon draw:style-name="gr8" draw:text-style-name="P5" draw:layer="layout" svg:width="0.196cm" svg:height="0.147cm" svg:x="4.085cm" svg:y="3.616cm" svg:viewBox="0 0 197 148" draw:points="197,75 0,0 0,148">
          <text:p/>
        </draw:polygon>
        <draw:polygon draw:style-name="gr7" draw:text-style-name="P2" draw:layer="layout" svg:width="0.196cm" svg:height="0.147cm" svg:x="4.085cm" svg:y="3.616cm" svg:viewBox="0 0 197 148" draw:points="197,75 0,0 0,148">
          <text:p/>
        </draw:polygon>
        <draw:frame draw:style-name="gr9" draw:text-style-name="P7" draw:layer="layout" svg:width="0.278cm" svg:height="0.327cm" svg:x="4.408cm" svg:y="3.463cm">
          <draw:text-box>
            <text:p text:style-name="P6"><text:span text:style-name="T1">C</text:span></text:p>
          </draw:text-box>
        </draw:frame>
        <draw:frame draw:style-name="gr10" draw:text-style-name="P8" draw:layer="layout" svg:width="0.194cm" svg:height="0.234cm" svg:x="4.607cm" svg:y="3.582cm">
          <draw:text-box>
            <text:p text:style-name="P6"><text:span text:style-name="T2">1</text:span></text:p>
          </draw:text-box>
        </draw:frame>
        <draw:frame draw:style-name="gr9" draw:text-style-name="P7" draw:layer="layout" svg:width="0.278cm" svg:height="0.327cm" svg:x="4.417cm" svg:y="4.041cm">
          <draw:text-box>
            <text:p text:style-name="P6"><text:span text:style-name="T1">h</text:span></text:p>
          </draw:text-box>
        </draw:frame>
        <draw:frame draw:style-name="gr10" draw:text-style-name="P8" draw:layer="layout" svg:width="0.194cm" svg:height="0.234cm" svg:x="4.577cm" svg:y="4.16cm">
          <draw:text-box>
            <text:p text:style-name="P6"><text:span text:style-name="T2">1</text:span></text:p>
          </draw:text-box>
        </draw:frame>
        <draw:polyline draw:style-name="gr3" draw:text-style-name="P2" draw:layer="layout" svg:width="1.169cm" svg:height="2.522cm" svg:x="5.959cm" svg:y="2.433cm" svg:viewBox="0 0 1170 2523" draw:points="0,0 109,0 109,349 109,2523 1170,2523">
          <text:p/>
        </draw:polyline>
        <draw:polygon draw:style-name="gr4" draw:text-style-name="P3" draw:layer="layout" svg:width="0.196cm" svg:height="0.148cm" svg:x="7.128cm" svg:y="4.881cm" svg:viewBox="0 0 197 149" draw:points="197,74 0,0 0,149">
          <text:p/>
        </draw:polygon>
        <draw:polygon draw:style-name="gr5" draw:text-style-name="P2" draw:layer="layout" svg:width="0.196cm" svg:height="0.148cm" svg:x="7.128cm" svg:y="4.881cm" svg:viewBox="0 0 197 149" draw:points="197,74 0,0 0,149">
          <text:p/>
        </draw:polygon>
        <draw:polygon draw:style-name="gr6" draw:text-style-name="P4" draw:layer="layout" svg:width="1.216cm" svg:height="1.173cm" svg:x="5.049cm" svg:y="3.326cm" svg:viewBox="0 0 1217 1174" draw:points="0,0 1217,0 1217,1174 0,1174">
          <text:p/>
        </draw:polygon>
        <draw:polygon draw:style-name="gr2" draw:text-style-name="P2" draw:layer="layout" svg:width="1.216cm" svg:height="1.173cm" svg:x="5.049cm" svg:y="3.326cm" svg:viewBox="0 0 1217 1174" draw:points="0,0 1217,0 1217,1174 0,1174">
          <text:p/>
        </draw:polygon>
        <draw:line draw:style-name="gr7" draw:text-style-name="P2" draw:layer="layout" svg:x1="4.777cm" svg:y1="4.189cm" svg:x2="6.46cm" svg:y2="4.189cm">
          <text:p/>
        </draw:line>
        <draw:polygon draw:style-name="gr8" draw:text-style-name="P5" draw:layer="layout" svg:width="0.196cm" svg:height="0.147cm" svg:x="6.46cm" svg:y="4.116cm" svg:viewBox="0 0 197 148" draw:points="197,73 0,0 0,148">
          <text:p/>
        </draw:polygon>
        <draw:polygon draw:style-name="gr7" draw:text-style-name="P2" draw:layer="layout" svg:width="0.196cm" svg:height="0.147cm" svg:x="6.46cm" svg:y="4.116cm" svg:viewBox="0 0 197 148" draw:points="197,73 0,0 0,148">
          <text:p/>
        </draw:polygon>
        <draw:polyline draw:style-name="gr7" draw:text-style-name="P2" draw:layer="layout" svg:width="0.948cm" svg:height="1.301cm" svg:x="4.777cm" svg:y="2.888cm" svg:viewBox="0 0 949 1302" draw:points="0,787 949,787 949,1302 949,0">
          <text:p/>
        </draw:polyline>
        <draw:polygon draw:style-name="gr8" draw:text-style-name="P5" draw:layer="layout" svg:width="0.147cm" svg:height="0.196cm" svg:x="5.651cm" svg:y="2.692cm" svg:viewBox="0 0 148 197" draw:points="74,0 0,197 148,197">
          <text:p/>
        </draw:polygon>
        <draw:polygon draw:style-name="gr7" draw:text-style-name="P2" draw:layer="layout" svg:width="0.147cm" svg:height="0.196cm" svg:x="5.651cm" svg:y="2.692cm" svg:viewBox="0 0 148 197" draw:points="74,0 0,197 148,197">
          <text:p/>
        </draw:polygon>
        <draw:line draw:style-name="gr7" draw:text-style-name="P2" draw:layer="layout" svg:x1="5.521cm" svg:y1="3.673cm" svg:x2="6.46cm" svg:y2="3.673cm">
          <text:p/>
        </draw:line>
        <draw:polygon draw:style-name="gr8" draw:text-style-name="P5" draw:layer="layout" svg:width="0.196cm" svg:height="0.147cm" svg:x="6.46cm" svg:y="3.6cm" svg:viewBox="0 0 197 148" draw:points="197,74 0,0 0,148">
          <text:p/>
        </draw:polygon>
        <draw:polygon draw:style-name="gr7" draw:text-style-name="P2" draw:layer="layout" svg:width="0.196cm" svg:height="0.147cm" svg:x="6.46cm" svg:y="3.6cm" svg:viewBox="0 0 197 148" draw:points="197,74 0,0 0,148">
          <text:p/>
        </draw:polygon>
        <draw:polyline draw:style-name="gr7" draw:text-style-name="P2" draw:layer="layout" svg:width="0.019cm" svg:height="0.594cm" svg:x="5.318cm" svg:y="4.205cm" svg:viewBox="0 0 20 595" draw:points="20,595 20,0 0,0">
          <text:p/>
        </draw:polyline>
        <draw:polyline draw:style-name="gr3" draw:text-style-name="P2" draw:layer="layout" svg:width="1.097cm" svg:height="2.522cm" svg:x="8.351cm" svg:y="2.433cm" svg:viewBox="0 0 1098 2523" draw:points="0,0 110,0 110,349 110,2523 1098,2523">
          <text:p/>
        </draw:polyline>
        <draw:polygon draw:style-name="gr4" draw:text-style-name="P3" draw:layer="layout" svg:width="0.196cm" svg:height="0.148cm" svg:x="9.448cm" svg:y="4.881cm" svg:viewBox="0 0 197 149" draw:points="197,74 0,0 0,149">
          <text:p/>
        </draw:polygon>
        <draw:polygon draw:style-name="gr5" draw:text-style-name="P2" draw:layer="layout" svg:width="0.196cm" svg:height="0.148cm" svg:x="9.448cm" svg:y="4.881cm" svg:viewBox="0 0 197 149" draw:points="197,74 0,0 0,149">
          <text:p/>
        </draw:polygon>
        <draw:polygon draw:style-name="gr6" draw:text-style-name="P4" draw:layer="layout" svg:width="1.217cm" svg:height="1.173cm" svg:x="7.441cm" svg:y="3.326cm" svg:viewBox="0 0 1218 1174" draw:points="0,0 1218,0 1218,1174 0,1174">
          <text:p/>
        </draw:polygon>
        <draw:polygon draw:style-name="gr2" draw:text-style-name="P2" draw:layer="layout" svg:width="1.217cm" svg:height="1.173cm" svg:x="7.441cm" svg:y="3.326cm" svg:viewBox="0 0 1218 1174" draw:points="0,0 1218,0 1218,1174 0,1174">
          <text:p/>
        </draw:polygon>
        <draw:line draw:style-name="gr7" draw:text-style-name="P2" draw:layer="layout" svg:x1="7.17cm" svg:y1="4.189cm" svg:x2="8.852cm" svg:y2="4.189cm">
          <text:p/>
        </draw:line>
        <draw:polygon draw:style-name="gr8" draw:text-style-name="P5" draw:layer="layout" svg:width="0.196cm" svg:height="0.147cm" svg:x="8.852cm" svg:y="4.116cm" svg:viewBox="0 0 197 148" draw:points="197,73 0,0 0,148">
          <text:p/>
        </draw:polygon>
        <draw:polygon draw:style-name="gr7" draw:text-style-name="P2" draw:layer="layout" svg:width="0.196cm" svg:height="0.147cm" svg:x="8.852cm" svg:y="4.116cm" svg:viewBox="0 0 197 148" draw:points="197,73 0,0 0,148">
          <text:p/>
        </draw:polygon>
        <draw:polyline draw:style-name="gr7" draw:text-style-name="P2" draw:layer="layout" svg:width="0.947cm" svg:height="1.301cm" svg:x="7.17cm" svg:y="2.888cm" svg:viewBox="0 0 948 1302" draw:points="0,787 948,787 948,1302 948,0">
          <text:p/>
        </draw:polyline>
        <draw:polygon draw:style-name="gr8" draw:text-style-name="P5" draw:layer="layout" svg:width="0.147cm" svg:height="0.196cm" svg:x="8.043cm" svg:y="2.692cm" svg:viewBox="0 0 148 197" draw:points="75,0 0,197 148,197">
          <text:p/>
        </draw:polygon>
        <draw:polygon draw:style-name="gr7" draw:text-style-name="P2" draw:layer="layout" svg:width="0.147cm" svg:height="0.196cm" svg:x="8.043cm" svg:y="2.692cm" svg:viewBox="0 0 148 197" draw:points="75,0 0,197 148,197">
          <text:p/>
        </draw:polygon>
        <draw:line draw:style-name="gr7" draw:text-style-name="P2" draw:layer="layout" svg:x1="7.914cm" svg:y1="3.673cm" svg:x2="8.852cm" svg:y2="3.673cm">
          <text:p/>
        </draw:line>
        <draw:polygon draw:style-name="gr8" draw:text-style-name="P5" draw:layer="layout" svg:width="0.196cm" svg:height="0.147cm" svg:x="8.852cm" svg:y="3.6cm" svg:viewBox="0 0 197 148" draw:points="197,74 0,0 0,148">
          <text:p/>
        </draw:polygon>
        <draw:polygon draw:style-name="gr7" draw:text-style-name="P2" draw:layer="layout" svg:width="0.196cm" svg:height="0.147cm" svg:x="8.852cm" svg:y="3.6cm" svg:viewBox="0 0 197 148" draw:points="197,74 0,0 0,148">
          <text:p/>
        </draw:polygon>
        <draw:polyline draw:style-name="gr7" draw:text-style-name="P2" draw:layer="layout" svg:width="0.019cm" svg:height="0.594cm" svg:x="7.71cm" svg:y="4.205cm" svg:viewBox="0 0 20 595" draw:points="20,595 20,0 0,0">
          <text:p/>
        </draw:polyline>
        <draw:polyline draw:style-name="gr3" draw:text-style-name="P2" draw:layer="layout" svg:width="1.098cm" svg:height="2.521cm" svg:x="10.743cm" svg:y="2.45cm" svg:viewBox="0 0 1099 2522" draw:points="0,0 110,0 110,349 110,2522 1099,2522">
          <text:p/>
        </draw:polyline>
        <draw:polygon draw:style-name="gr4" draw:text-style-name="P3" draw:layer="layout" svg:width="0.196cm" svg:height="0.147cm" svg:x="11.841cm" svg:y="4.898cm" svg:viewBox="0 0 197 148" draw:points="197,74 0,0 0,148">
          <text:p/>
        </draw:polygon>
        <draw:polygon draw:style-name="gr5" draw:text-style-name="P2" draw:layer="layout" svg:width="0.196cm" svg:height="0.147cm" svg:x="11.841cm" svg:y="4.898cm" svg:viewBox="0 0 197 148" draw:points="197,74 0,0 0,148">
          <text:p/>
        </draw:polygon>
        <draw:polygon draw:style-name="gr6" draw:text-style-name="P4" draw:layer="layout" svg:width="1.217cm" svg:height="1.173cm" svg:x="9.833cm" svg:y="3.342cm" svg:viewBox="0 0 1218 1174" draw:points="0,0 1218,0 1218,1174 0,1174">
          <text:p/>
        </draw:polygon>
        <draw:polygon draw:style-name="gr2" draw:text-style-name="P2" draw:layer="layout" svg:width="1.217cm" svg:height="1.173cm" svg:x="9.833cm" svg:y="3.342cm" svg:viewBox="0 0 1218 1174" draw:points="0,0 1218,0 1218,1174 0,1174">
          <text:p/>
        </draw:polygon>
        <draw:line draw:style-name="gr7" draw:text-style-name="P2" draw:layer="layout" svg:x1="9.562cm" svg:y1="4.205cm" svg:x2="11.244cm" svg:y2="4.205cm">
          <text:p/>
        </draw:line>
        <draw:polygon draw:style-name="gr8" draw:text-style-name="P5" draw:layer="layout" svg:width="0.196cm" svg:height="0.147cm" svg:x="11.244cm" svg:y="4.132cm" svg:viewBox="0 0 197 148" draw:points="197,73 0,0 0,148">
          <text:p/>
        </draw:polygon>
        <draw:polygon draw:style-name="gr7" draw:text-style-name="P2" draw:layer="layout" svg:width="0.196cm" svg:height="0.147cm" svg:x="11.244cm" svg:y="4.132cm" svg:viewBox="0 0 197 148" draw:points="197,73 0,0 0,148">
          <text:p/>
        </draw:polygon>
        <draw:polyline draw:style-name="gr7" draw:text-style-name="P2" draw:layer="layout" svg:width="0.947cm" svg:height="1.301cm" svg:x="9.562cm" svg:y="2.904cm" svg:viewBox="0 0 948 1302" draw:points="0,787 948,787 948,1302 948,0">
          <text:p/>
        </draw:polyline>
        <draw:polygon draw:style-name="gr8" draw:text-style-name="P5" draw:layer="layout" svg:width="0.147cm" svg:height="0.196cm" svg:x="10.435cm" svg:y="2.708cm" svg:viewBox="0 0 148 197" draw:points="75,0 0,197 148,197">
          <text:p/>
        </draw:polygon>
        <draw:polygon draw:style-name="gr7" draw:text-style-name="P2" draw:layer="layout" svg:width="0.147cm" svg:height="0.196cm" svg:x="10.435cm" svg:y="2.708cm" svg:viewBox="0 0 148 197" draw:points="75,0 0,197 148,197">
          <text:p/>
        </draw:polygon>
        <draw:line draw:style-name="gr7" draw:text-style-name="P2" draw:layer="layout" svg:x1="10.306cm" svg:y1="3.69cm" svg:x2="11.244cm" svg:y2="3.69cm">
          <text:p/>
        </draw:line>
        <draw:polygon draw:style-name="gr8" draw:text-style-name="P5" draw:layer="layout" svg:width="0.196cm" svg:height="0.147cm" svg:x="11.244cm" svg:y="3.616cm" svg:viewBox="0 0 197 148" draw:points="197,75 0,0 0,148">
          <text:p/>
        </draw:polygon>
        <draw:polygon draw:style-name="gr7" draw:text-style-name="P2" draw:layer="layout" svg:width="0.196cm" svg:height="0.147cm" svg:x="11.244cm" svg:y="3.616cm" svg:viewBox="0 0 197 148" draw:points="197,75 0,0 0,148">
          <text:p/>
        </draw:polygon>
        <draw:polyline draw:style-name="gr7" draw:text-style-name="P2" draw:layer="layout" svg:width="0.018cm" svg:height="0.594cm" svg:x="10.103cm" svg:y="4.221cm" svg:viewBox="0 0 19 595" draw:points="19,595 19,0 0,0">
          <text:p/>
        </draw:polyline>
        <draw:polygon draw:style-name="gr6" draw:text-style-name="P4" draw:layer="layout" svg:width="1.216cm" svg:height="1.173cm" svg:x="12.185cm" svg:y="3.342cm" svg:viewBox="0 0 1217 1174" draw:points="0,0 1217,0 1217,1174 0,1174">
          <text:p/>
        </draw:polygon>
        <draw:polygon draw:style-name="gr2" draw:text-style-name="P2" draw:layer="layout" svg:width="1.216cm" svg:height="1.173cm" svg:x="12.185cm" svg:y="3.342cm" svg:viewBox="0 0 1217 1174" draw:points="0,0 1217,0 1217,1174 0,1174">
          <text:p/>
        </draw:polygon>
        <draw:line draw:style-name="gr7" draw:text-style-name="P2" draw:layer="layout" svg:x1="11.913cm" svg:y1="4.205cm" svg:x2="12.887cm" svg:y2="4.205cm">
          <text:p/>
        </draw:line>
        <draw:polyline draw:style-name="gr7" draw:text-style-name="P2" draw:layer="layout" svg:width="0.947cm" svg:height="1.301cm" svg:x="11.913cm" svg:y="2.904cm" svg:viewBox="0 0 948 1302" draw:points="0,787 948,787 948,1302 948,0">
          <text:p/>
        </draw:polyline>
        <draw:polygon draw:style-name="gr8" draw:text-style-name="P5" draw:layer="layout" svg:width="0.147cm" svg:height="0.196cm" svg:x="12.787cm" svg:y="2.708cm" svg:viewBox="0 0 148 197" draw:points="74,0 0,197 148,197">
          <text:p/>
        </draw:polygon>
        <draw:polygon draw:style-name="gr7" draw:text-style-name="P2" draw:layer="layout" svg:width="0.147cm" svg:height="0.196cm" svg:x="12.787cm" svg:y="2.708cm" svg:viewBox="0 0 148 197" draw:points="74,0 0,197 148,197">
          <text:p/>
        </draw:polygon>
        <draw:polyline draw:style-name="gr7" draw:text-style-name="P2" draw:layer="layout" svg:width="0.019cm" svg:height="0.594cm" svg:x="12.454cm" svg:y="4.221cm" svg:viewBox="0 0 20 595" draw:points="20,595 20,0 0,0">
          <text:p/>
        </draw:polyline>
        <draw:frame draw:style-name="gr9" draw:text-style-name="P7" draw:layer="layout" svg:width="0.278cm" svg:height="0.327cm" svg:x="6.815cm" svg:y="4.041cm">
          <draw:text-box>
            <text:p text:style-name="P6"><text:span text:style-name="T1">h</text:span></text:p>
          </draw:text-box>
        </draw:frame>
        <draw:frame draw:style-name="gr10" draw:text-style-name="P8" draw:layer="layout" svg:width="0.194cm" svg:height="0.234cm" svg:x="6.976cm" svg:y="4.16cm">
          <draw:text-box>
            <text:p text:style-name="P6"><text:span text:style-name="T2">2</text:span></text:p>
          </draw:text-box>
        </draw:frame>
        <draw:frame draw:style-name="gr9" draw:text-style-name="P7" draw:layer="layout" svg:width="0.278cm" svg:height="0.327cm" svg:x="9.178cm" svg:y="4.036cm">
          <draw:text-box>
            <text:p text:style-name="P6"><text:span text:style-name="T1">h</text:span></text:p>
          </draw:text-box>
        </draw:frame>
        <draw:frame draw:style-name="gr10" draw:text-style-name="P8" draw:layer="layout" svg:width="0.194cm" svg:height="0.234cm" svg:x="9.339cm" svg:y="4.156cm">
          <draw:text-box>
            <text:p text:style-name="P6"><text:span text:style-name="T2">3</text:span></text:p>
          </draw:text-box>
        </draw:frame>
        <draw:frame draw:style-name="gr9" draw:text-style-name="P7" draw:layer="layout" svg:width="0.278cm" svg:height="0.327cm" svg:x="11.559cm" svg:y="4.058cm">
          <draw:text-box>
            <text:p text:style-name="P6"><text:span text:style-name="T1">h</text:span></text:p>
          </draw:text-box>
        </draw:frame>
        <draw:frame draw:style-name="gr10" draw:text-style-name="P8" draw:layer="layout" svg:width="0.194cm" svg:height="0.234cm" svg:x="11.72cm" svg:y="4.178cm">
          <draw:text-box>
            <text:p text:style-name="P6"><text:span text:style-name="T2">4</text:span></text:p>
          </draw:text-box>
        </draw:frame>
        <draw:frame draw:style-name="gr9" draw:text-style-name="P7" draw:layer="layout" svg:width="0.278cm" svg:height="0.327cm" svg:x="6.806cm" svg:y="3.48cm">
          <draw:text-box>
            <text:p text:style-name="P6"><text:span text:style-name="T1">C</text:span></text:p>
          </draw:text-box>
        </draw:frame>
        <draw:frame draw:style-name="gr10" draw:text-style-name="P8" draw:layer="layout" svg:width="0.194cm" svg:height="0.234cm" svg:x="7.006cm" svg:y="3.6cm">
          <draw:text-box>
            <text:p text:style-name="P6"><text:span text:style-name="T2">2</text:span></text:p>
          </draw:text-box>
        </draw:frame>
        <draw:frame draw:style-name="gr9" draw:text-style-name="P7" draw:layer="layout" svg:width="0.278cm" svg:height="0.327cm" svg:x="9.17cm" svg:y="3.511cm">
          <draw:text-box>
            <text:p text:style-name="P6"><text:span text:style-name="T1">C</text:span></text:p>
          </draw:text-box>
        </draw:frame>
        <draw:frame draw:style-name="gr10" draw:text-style-name="P8" draw:layer="layout" svg:width="0.194cm" svg:height="0.234cm" svg:x="9.369cm" svg:y="3.631cm">
          <draw:text-box>
            <text:p text:style-name="P6"><text:span text:style-name="T2">3</text:span></text:p>
          </draw:text-box>
        </draw:frame>
        <draw:frame draw:style-name="gr9" draw:text-style-name="P7" draw:layer="layout" svg:width="0.278cm" svg:height="0.327cm" svg:x="11.551cm" svg:y="3.48cm">
          <draw:text-box>
            <text:p text:style-name="P6"><text:span text:style-name="T1">C</text:span></text:p>
          </draw:text-box>
        </draw:frame>
        <draw:line draw:style-name="gr11" draw:text-style-name="P2" draw:layer="layout" svg:x1="0.494cm" svg:y1="4.744cm" svg:x2="2.153cm" svg:y2="3.852cm">
          <text:p/>
        </draw:line>
        <draw:polygon draw:style-name="gr12" draw:text-style-name="P9" draw:layer="layout" svg:width="0.148cm" svg:height="0.113cm" svg:x="2.128cm" svg:y="3.785cm" svg:viewBox="0 0 149 114" draw:points="149,0 0,20 49,114">
          <text:p/>
        </draw:polygon>
        <draw:polygon draw:style-name="gr13" draw:text-style-name="P2" draw:layer="layout" svg:width="0.148cm" svg:height="0.113cm" svg:x="2.128cm" svg:y="3.785cm" svg:viewBox="0 0 149 114" draw:points="149,0 0,20 49,114">
          <text:p/>
        </draw:polygon>
        <draw:line draw:style-name="gr14" draw:text-style-name="P2" draw:layer="layout" svg:x1="1.999cm" svg:y1="4.62cm" svg:x2="2.205cm" svg:y2="4.33cm">
          <text:p/>
        </draw:line>
        <draw:polygon draw:style-name="gr4" draw:text-style-name="P3" draw:layer="layout" svg:width="0.124cm" svg:height="0.145cm" svg:x="2.162cm" svg:y="4.216cm" svg:viewBox="0 0 125 146" draw:points="125,0 0,85 85,146">
          <text:p/>
        </draw:polygon>
        <draw:polygon draw:style-name="gr15" draw:text-style-name="P2" draw:layer="layout" svg:width="0.124cm" svg:height="0.145cm" svg:x="2.162cm" svg:y="4.216cm" svg:viewBox="0 0 125 146" draw:points="125,0 0,85 85,146">
          <text:p/>
        </draw:polygon>
        <draw:frame draw:style-name="gr10" draw:text-style-name="P8" draw:layer="layout" svg:width="0.194cm" svg:height="0.234cm" svg:x="11.75cm" svg:y="3.6cm">
          <draw:text-box>
            <text:p text:style-name="P6"><text:span text:style-name="T2">4</text:span></text:p>
          </draw:text-box>
        </draw:frame>
        <draw:frame draw:style-name="gr16" draw:text-style-name="P11" draw:layer="layout" svg:width="0.679cm" svg:height="0.721cm" svg:x="0.879cm" svg:y="2.691cm">
          <draw:text-box>
            <text:p text:style-name="P10"><text:span text:style-name="T3">مو</text:span><text:span text:style-name="T3">لد</text:span></text:p>
          </draw:text-box>
        </draw:frame>
        <draw:polygon draw:style-name="gr6" draw:text-style-name="P4" draw:layer="layout" svg:width="1.217cm" svg:height="1.173cm" svg:x="3.072cm" svg:y="0.777cm" svg:viewBox="0 0 1218 1174" draw:points="0,0 1218,0 1218,1174 0,1174">
          <text:p/>
        </draw:polygon>
        <draw:polygon draw:style-name="gr2" draw:text-style-name="P2" draw:layer="layout" svg:width="1.217cm" svg:height="1.173cm" svg:x="3.072cm" svg:y="0.777cm" svg:viewBox="0 0 1218 1174" draw:points="0,0 1218,0 1218,1174 0,1174">
          <text:p/>
        </draw:polygon>
        <draw:line draw:style-name="gr7" draw:text-style-name="P2" draw:layer="layout" svg:x1="2.801cm" svg:y1="1.64cm" svg:x2="4.483cm" svg:y2="1.64cm">
          <text:p/>
        </draw:line>
        <draw:polygon draw:style-name="gr8" draw:text-style-name="P5" draw:layer="layout" svg:width="0.196cm" svg:height="0.147cm" svg:x="4.483cm" svg:y="1.567cm" svg:viewBox="0 0 197 148" draw:points="197,74 0,0 0,148">
          <text:p/>
        </draw:polygon>
        <draw:polygon draw:style-name="gr7" draw:text-style-name="P2" draw:layer="layout" svg:width="0.196cm" svg:height="0.147cm" svg:x="4.483cm" svg:y="1.567cm" svg:viewBox="0 0 197 148" draw:points="197,74 0,0 0,148">
          <text:p/>
        </draw:polygon>
        <draw:polyline draw:style-name="gr7" draw:text-style-name="P2" draw:layer="layout" svg:width="0.947cm" svg:height="0.521cm" svg:x="2.801cm" svg:y="1.119cm" svg:viewBox="0 0 948 522" draw:points="0,6 948,6 948,522 948,0">
          <text:p/>
        </draw:polyline>
        <draw:frame draw:style-name="gr17" draw:text-style-name="P12" draw:layer="layout" svg:width="0.789cm" svg:height="0.331cm" svg:x="0.965cm" svg:y="3.631cm">
          <draw:text-box>
            <text:p text:style-name="P6"><text:span text:style-name="T4">sample</text:span></text:p>
          </draw:text-box>
        </draw:frame>
        <draw:frame draw:style-name="gr9" draw:text-style-name="P7" draw:layer="layout" svg:width="0.278cm" svg:height="0.327cm" svg:x="2.438cm" svg:y="1.481cm">
          <draw:text-box>
            <text:p text:style-name="P6"><text:span text:style-name="T1">h</text:span></text:p>
          </draw:text-box>
        </draw:frame>
        <draw:frame draw:style-name="gr10" draw:text-style-name="P8" draw:layer="layout" svg:width="0.194cm" svg:height="0.234cm" svg:x="2.599cm" svg:y="1.6cm">
          <draw:text-box>
            <text:p text:style-name="P6"><text:span text:style-name="T2">0</text:span></text:p>
          </draw:text-box>
        </draw:frame>
        <draw:frame draw:style-name="gr9" draw:text-style-name="P7" draw:layer="layout" svg:width="0.278cm" svg:height="0.327cm" svg:x="2.395cm" svg:y="0.903cm">
          <draw:text-box>
            <text:p text:style-name="P6"><text:span text:style-name="T1">C</text:span></text:p>
          </draw:text-box>
        </draw:frame>
        <draw:line draw:style-name="gr7" draw:text-style-name="P2" draw:layer="layout" svg:x1="3.545cm" svg:y1="1.124cm" svg:x2="4.483cm" svg:y2="1.124cm">
          <text:p/>
        </draw:line>
        <draw:polygon draw:style-name="gr8" draw:text-style-name="P5" draw:layer="layout" svg:width="0.196cm" svg:height="0.147cm" svg:x="4.483cm" svg:y="1.051cm" svg:viewBox="0 0 197 148" draw:points="197,73 0,0 0,148">
          <text:p/>
        </draw:polygon>
        <draw:polygon draw:style-name="gr7" draw:text-style-name="P2" draw:layer="layout" svg:width="0.196cm" svg:height="0.147cm" svg:x="4.483cm" svg:y="1.051cm" svg:viewBox="0 0 197 148" draw:points="197,73 0,0 0,148">
          <text:p/>
        </draw:polygon>
        <draw:frame draw:style-name="gr10" draw:text-style-name="P8" draw:layer="layout" svg:width="0.194cm" svg:height="0.234cm" svg:x="2.594cm" svg:y="1.022cm">
          <draw:text-box>
            <text:p text:style-name="P6"><text:span text:style-name="T2">0</text:span></text:p>
          </draw:text-box>
        </draw:frame>
        <draw:frame draw:style-name="gr9" draw:text-style-name="P7" draw:layer="layout" svg:width="0.278cm" svg:height="0.327cm" svg:x="4.81cm" svg:y="0.907cm">
          <draw:text-box>
            <text:p text:style-name="P6"><text:span text:style-name="T1">C</text:span></text:p>
          </draw:text-box>
        </draw:frame>
        <draw:frame draw:style-name="gr10" draw:text-style-name="P8" draw:layer="layout" svg:width="0.194cm" svg:height="0.234cm" svg:x="5.01cm" svg:y="1.026cm">
          <draw:text-box>
            <text:p text:style-name="P6"><text:span text:style-name="T2">1</text:span></text:p>
          </draw:text-box>
        </draw:frame>
        <draw:frame draw:style-name="gr9" draw:text-style-name="P7" draw:layer="layout" svg:width="0.278cm" svg:height="0.327cm" svg:x="4.819cm" svg:y="1.467cm">
          <draw:text-box>
            <text:p text:style-name="P6"><text:span text:style-name="T1">h</text:span></text:p>
          </draw:text-box>
        </draw:frame>
        <draw:polyline draw:style-name="gr7" draw:text-style-name="P2" draw:layer="layout" svg:width="0.018cm" svg:height="0.594cm" svg:x="3.342cm" svg:y="1.656cm" svg:viewBox="0 0 19 595" draw:points="19,595 19,0 0,0">
          <text:p/>
        </draw:polyline>
        <draw:polygon draw:style-name="gr6" draw:text-style-name="P4" draw:layer="layout" svg:width="1.217cm" svg:height="1.173cm" svg:x="5.447cm" svg:y="0.76cm" svg:viewBox="0 0 1218 1174" draw:points="0,0 1218,0 1218,1174 0,1174">
          <text:p/>
        </draw:polygon>
        <draw:polygon draw:style-name="gr2" draw:text-style-name="P2" draw:layer="layout" svg:width="1.217cm" svg:height="1.173cm" svg:x="5.447cm" svg:y="0.76cm" svg:viewBox="0 0 1218 1174" draw:points="0,0 1218,0 1218,1174 0,1174">
          <text:p/>
        </draw:polygon>
        <draw:line draw:style-name="gr7" draw:text-style-name="P2" draw:layer="layout" svg:x1="5.175cm" svg:y1="1.624cm" svg:x2="6.858cm" svg:y2="1.624cm">
          <text:p/>
        </draw:line>
        <draw:polygon draw:style-name="gr8" draw:text-style-name="P5" draw:layer="layout" svg:width="0.196cm" svg:height="0.147cm" svg:x="6.858cm" svg:y="1.55cm" svg:viewBox="0 0 197 148" draw:points="197,75 0,0 0,148">
          <text:p/>
        </draw:polygon>
        <draw:polygon draw:style-name="gr7" draw:text-style-name="P2" draw:layer="layout" svg:width="0.196cm" svg:height="0.147cm" svg:x="6.858cm" svg:y="1.55cm" svg:viewBox="0 0 197 148" draw:points="197,75 0,0 0,148">
          <text:p/>
        </draw:polygon>
        <draw:polyline draw:style-name="gr7" draw:text-style-name="P2" draw:layer="layout" svg:width="0.948cm" svg:height="0.543cm" svg:x="5.175cm" svg:y="1.081cm" svg:viewBox="0 0 949 544" draw:points="0,28 949,28 949,544 949,0">
          <text:p/>
        </draw:polyline>
        <draw:line draw:style-name="gr7" draw:text-style-name="P2" draw:layer="layout" svg:x1="5.92cm" svg:y1="1.108cm" svg:x2="6.858cm" svg:y2="1.108cm">
          <text:p/>
        </draw:line>
        <draw:polygon draw:style-name="gr8" draw:text-style-name="P5" draw:layer="layout" svg:width="0.196cm" svg:height="0.147cm" svg:x="6.858cm" svg:y="1.035cm" svg:viewBox="0 0 197 148" draw:points="197,73 0,0 0,148">
          <text:p/>
        </draw:polygon>
        <draw:polygon draw:style-name="gr7" draw:text-style-name="P2" draw:layer="layout" svg:width="0.196cm" svg:height="0.147cm" svg:x="6.858cm" svg:y="1.035cm" svg:viewBox="0 0 197 148" draw:points="197,73 0,0 0,148">
          <text:p/>
        </draw:polygon>
        <draw:polyline draw:style-name="gr7" draw:text-style-name="P2" draw:layer="layout" svg:width="0.019cm" svg:height="0.593cm" svg:x="5.716cm" svg:y="1.64cm" svg:viewBox="0 0 20 594" draw:points="20,594 20,0 0,0">
          <text:p/>
        </draw:polyline>
        <draw:polygon draw:style-name="gr6" draw:text-style-name="P4" draw:layer="layout" svg:width="1.217cm" svg:height="1.173cm" svg:x="7.839cm" svg:y="0.76cm" svg:viewBox="0 0 1218 1174" draw:points="0,0 1218,0 1218,1174 0,1174">
          <text:p/>
        </draw:polygon>
        <draw:polygon draw:style-name="gr2" draw:text-style-name="P2" draw:layer="layout" svg:width="1.217cm" svg:height="1.173cm" svg:x="7.839cm" svg:y="0.76cm" svg:viewBox="0 0 1218 1174" draw:points="0,0 1218,0 1218,1174 0,1174">
          <text:p/>
        </draw:polygon>
        <draw:line draw:style-name="gr7" draw:text-style-name="P2" draw:layer="layout" svg:x1="7.568cm" svg:y1="1.624cm" svg:x2="9.25cm" svg:y2="1.624cm">
          <text:p/>
        </draw:line>
        <draw:polygon draw:style-name="gr8" draw:text-style-name="P5" draw:layer="layout" svg:width="0.196cm" svg:height="0.147cm" svg:x="9.25cm" svg:y="1.55cm" svg:viewBox="0 0 197 148" draw:points="197,75 0,0 0,148">
          <text:p/>
        </draw:polygon>
        <draw:polygon draw:style-name="gr7" draw:text-style-name="P2" draw:layer="layout" svg:width="0.196cm" svg:height="0.147cm" svg:x="9.25cm" svg:y="1.55cm" svg:viewBox="0 0 197 148" draw:points="197,75 0,0 0,148">
          <text:p/>
        </draw:polygon>
        <draw:polyline draw:style-name="gr7" draw:text-style-name="P2" draw:layer="layout" svg:width="0.947cm" svg:height="0.52cm" svg:x="7.568cm" svg:y="1.104cm" svg:viewBox="0 0 948 521" draw:points="0,5 948,5 948,521 948,0">
          <text:p/>
        </draw:polyline>
        <draw:line draw:style-name="gr7" draw:text-style-name="P2" draw:layer="layout" svg:x1="8.312cm" svg:y1="1.108cm" svg:x2="9.25cm" svg:y2="1.108cm">
          <text:p/>
        </draw:line>
        <draw:polygon draw:style-name="gr8" draw:text-style-name="P5" draw:layer="layout" svg:width="0.196cm" svg:height="0.147cm" svg:x="9.25cm" svg:y="1.035cm" svg:viewBox="0 0 197 148" draw:points="197,73 0,0 0,148">
          <text:p/>
        </draw:polygon>
        <draw:polygon draw:style-name="gr7" draw:text-style-name="P2" draw:layer="layout" svg:width="0.196cm" svg:height="0.147cm" svg:x="9.25cm" svg:y="1.035cm" svg:viewBox="0 0 197 148" draw:points="197,73 0,0 0,148">
          <text:p/>
        </draw:polygon>
        <draw:polyline draw:style-name="gr7" draw:text-style-name="P2" draw:layer="layout" svg:width="0.019cm" svg:height="0.593cm" svg:x="8.108cm" svg:y="1.64cm" svg:viewBox="0 0 20 594" draw:points="20,594 20,0 0,0">
          <text:p/>
        </draw:polyline>
        <draw:polygon draw:style-name="gr6" draw:text-style-name="P4" draw:layer="layout" svg:width="1.217cm" svg:height="1.173cm" svg:x="10.231cm" svg:y="0.777cm" svg:viewBox="0 0 1218 1174" draw:points="0,0 1218,0 1218,1174 0,1174">
          <text:p/>
        </draw:polygon>
        <draw:polygon draw:style-name="gr2" draw:text-style-name="P2" draw:layer="layout" svg:width="1.217cm" svg:height="1.173cm" svg:x="10.231cm" svg:y="0.777cm" svg:viewBox="0 0 1218 1174" draw:points="0,0 1218,0 1218,1174 0,1174">
          <text:p/>
        </draw:polygon>
        <draw:line draw:style-name="gr7" draw:text-style-name="P2" draw:layer="layout" svg:x1="9.96cm" svg:y1="1.64cm" svg:x2="11.642cm" svg:y2="1.64cm">
          <text:p/>
        </draw:line>
        <draw:polygon draw:style-name="gr8" draw:text-style-name="P5" draw:layer="layout" svg:width="0.196cm" svg:height="0.147cm" svg:x="11.642cm" svg:y="1.567cm" svg:viewBox="0 0 197 148" draw:points="197,74 0,0 0,148">
          <text:p/>
        </draw:polygon>
        <draw:polygon draw:style-name="gr7" draw:text-style-name="P2" draw:layer="layout" svg:width="0.196cm" svg:height="0.147cm" svg:x="11.642cm" svg:y="1.567cm" svg:viewBox="0 0 197 148" draw:points="197,74 0,0 0,148">
          <text:p/>
        </draw:polygon>
        <draw:polyline draw:style-name="gr7" draw:text-style-name="P2" draw:layer="layout" svg:width="0.947cm" svg:height="0.52cm" svg:x="9.96cm" svg:y="1.12cm" svg:viewBox="0 0 948 521" draw:points="0,5 948,5 948,521 948,0">
          <text:p/>
        </draw:polyline>
        <draw:line draw:style-name="gr7" draw:text-style-name="P2" draw:layer="layout" svg:x1="10.704cm" svg:y1="1.124cm" svg:x2="11.642cm" svg:y2="1.124cm">
          <text:p/>
        </draw:line>
        <draw:polygon draw:style-name="gr8" draw:text-style-name="P5" draw:layer="layout" svg:width="0.196cm" svg:height="0.147cm" svg:x="11.642cm" svg:y="1.051cm" svg:viewBox="0 0 197 148" draw:points="197,73 0,0 0,148">
          <text:p/>
        </draw:polygon>
        <draw:polygon draw:style-name="gr7" draw:text-style-name="P2" draw:layer="layout" svg:width="0.196cm" svg:height="0.147cm" svg:x="11.642cm" svg:y="1.051cm" svg:viewBox="0 0 197 148" draw:points="197,73 0,0 0,148">
          <text:p/>
        </draw:polygon>
        <draw:polyline draw:style-name="gr7" draw:text-style-name="P2" draw:layer="layout" svg:width="0.018cm" svg:height="0.594cm" svg:x="10.501cm" svg:y="1.656cm" svg:viewBox="0 0 19 595" draw:points="19,595 19,0 0,0">
          <text:p/>
        </draw:polyline>
        <draw:polygon draw:style-name="gr6" draw:text-style-name="P4" draw:layer="layout" svg:width="1.216cm" svg:height="1.173cm" svg:x="12.583cm" svg:y="0.777cm" svg:viewBox="0 0 1217 1174" draw:points="0,0 1217,0 1217,1174 0,1174">
          <text:p/>
        </draw:polygon>
        <draw:polygon draw:style-name="gr2" draw:text-style-name="P2" draw:layer="layout" svg:width="1.216cm" svg:height="1.173cm" svg:x="12.583cm" svg:y="0.777cm" svg:viewBox="0 0 1217 1174" draw:points="0,0 1217,0 1217,1174 0,1174">
          <text:p/>
        </draw:polygon>
        <draw:line draw:style-name="gr7" draw:text-style-name="P2" draw:layer="layout" svg:x1="12.311cm" svg:y1="1.64cm" svg:x2="13.286cm" svg:y2="1.64cm">
          <text:p/>
        </draw:line>
        <draw:polyline draw:style-name="gr7" draw:text-style-name="P2" draw:layer="layout" svg:width="0.948cm" svg:height="1.301cm" svg:x="12.311cm" svg:y="0.339cm" svg:viewBox="0 0 949 1302" draw:points="0,787 949,787 949,1302 949,0">
          <text:p/>
        </draw:polyline>
        <draw:polygon draw:style-name="gr8" draw:text-style-name="P5" draw:layer="layout" svg:width="0.147cm" svg:height="0.196cm" svg:x="13.185cm" svg:y="0.143cm" svg:viewBox="0 0 148 197" draw:points="75,0 0,197 148,197">
          <text:p/>
        </draw:polygon>
        <draw:polygon draw:style-name="gr7" draw:text-style-name="P2" draw:layer="layout" svg:width="0.147cm" svg:height="0.196cm" svg:x="13.185cm" svg:y="0.143cm" svg:viewBox="0 0 148 197" draw:points="75,0 0,197 148,197">
          <text:p/>
        </draw:polygon>
        <draw:polyline draw:style-name="gr7" draw:text-style-name="P2" draw:layer="layout" svg:width="0.019cm" svg:height="0.594cm" svg:x="12.852cm" svg:y="1.656cm" svg:viewBox="0 0 20 595" draw:points="20,595 20,0 0,0">
          <text:p/>
        </draw:polyline>
        <draw:frame draw:style-name="gr10" draw:text-style-name="P8" draw:layer="layout" svg:width="0.194cm" svg:height="0.234cm" svg:x="4.98cm" svg:y="1.587cm">
          <draw:text-box>
            <text:p text:style-name="P6"><text:span text:style-name="T2">1</text:span></text:p>
          </draw:text-box>
        </draw:frame>
        <draw:frame draw:style-name="gr9" draw:text-style-name="P7" draw:layer="layout" svg:width="0.278cm" svg:height="0.327cm" svg:x="7.218cm" svg:y="1.467cm">
          <draw:text-box>
            <text:p text:style-name="P6"><text:span text:style-name="T1">h</text:span></text:p>
          </draw:text-box>
        </draw:frame>
        <draw:frame draw:style-name="gr10" draw:text-style-name="P8" draw:layer="layout" svg:width="0.194cm" svg:height="0.234cm" svg:x="7.379cm" svg:y="1.587cm">
          <draw:text-box>
            <text:p text:style-name="P6"><text:span text:style-name="T2">2</text:span></text:p>
          </draw:text-box>
        </draw:frame>
        <draw:frame draw:style-name="gr9" draw:text-style-name="P7" draw:layer="layout" svg:width="0.278cm" svg:height="0.327cm" svg:x="9.581cm" svg:y="1.481cm">
          <draw:text-box>
            <text:p text:style-name="P6"><text:span text:style-name="T1">h</text:span></text:p>
          </draw:text-box>
        </draw:frame>
        <draw:frame draw:style-name="gr10" draw:text-style-name="P8" draw:layer="layout" svg:width="0.194cm" svg:height="0.234cm" svg:x="9.742cm" svg:y="1.6cm">
          <draw:text-box>
            <text:p text:style-name="P6"><text:span text:style-name="T2">3</text:span></text:p>
          </draw:text-box>
        </draw:frame>
        <draw:frame draw:style-name="gr9" draw:text-style-name="P7" draw:layer="layout" svg:width="0.278cm" svg:height="0.327cm" svg:x="11.962cm" svg:y="1.485cm">
          <draw:text-box>
            <text:p text:style-name="P6"><text:span text:style-name="T1">h</text:span></text:p>
          </draw:text-box>
        </draw:frame>
        <draw:frame draw:style-name="gr10" draw:text-style-name="P8" draw:layer="layout" svg:width="0.194cm" svg:height="0.234cm" svg:x="12.123cm" svg:y="1.604cm">
          <draw:text-box>
            <text:p text:style-name="P6"><text:span text:style-name="T2">4</text:span></text:p>
          </draw:text-box>
        </draw:frame>
        <draw:frame draw:style-name="gr9" draw:text-style-name="P7" draw:layer="layout" svg:width="0.278cm" svg:height="0.327cm" svg:x="7.209cm" svg:y="0.924cm">
          <draw:text-box>
            <text:p text:style-name="P6"><text:span text:style-name="T1">C</text:span></text:p>
          </draw:text-box>
        </draw:frame>
        <draw:frame draw:style-name="gr10" draw:text-style-name="P8" draw:layer="layout" svg:width="0.194cm" svg:height="0.234cm" svg:x="7.408cm" svg:y="1.044cm">
          <draw:text-box>
            <text:p text:style-name="P6"><text:span text:style-name="T2">2</text:span></text:p>
          </draw:text-box>
        </draw:frame>
        <draw:frame draw:style-name="gr9" draw:text-style-name="P7" draw:layer="layout" svg:width="0.278cm" svg:height="0.327cm" svg:x="9.572cm" svg:y="0.938cm">
          <draw:text-box>
            <text:p text:style-name="P6"><text:span text:style-name="T1">C</text:span></text:p>
          </draw:text-box>
        </draw:frame>
        <draw:frame draw:style-name="gr10" draw:text-style-name="P8" draw:layer="layout" svg:width="0.194cm" svg:height="0.234cm" svg:x="9.772cm" svg:y="1.057cm">
          <draw:text-box>
            <text:p text:style-name="P6"><text:span text:style-name="T2">3</text:span></text:p>
          </draw:text-box>
        </draw:frame>
        <draw:frame draw:style-name="gr9" draw:text-style-name="P7" draw:layer="layout" svg:width="0.278cm" svg:height="0.327cm" svg:x="11.953cm" svg:y="0.924cm">
          <draw:text-box>
            <text:p text:style-name="P6"><text:span text:style-name="T1">C</text:span></text:p>
          </draw:text-box>
        </draw:frame>
        <draw:frame draw:style-name="gr10" draw:text-style-name="P8" draw:layer="layout" svg:width="0.194cm" svg:height="0.234cm" svg:x="12.153cm" svg:y="1.044cm">
          <draw:text-box>
            <text:p text:style-name="P6"><text:span text:style-name="T2">4</text:span></text:p>
          </draw:text-box>
        </draw:frame>
        <draw:frame draw:style-name="gr18" draw:text-style-name="P11" draw:layer="layout" svg:width="1.479cm" svg:height="0.721cm" svg:x="0.224cm" svg:y="0.533cm">
          <draw:text-box>
            <text:p text:style-name="P10"><text:span text:style-name="T3">تمیزدهنده</text:span></text:p>
          </draw:text-box>
        </draw:frame>
        <draw:frame draw:style-name="gr19" draw:text-style-name="P13" draw:layer="layout" svg:width="1.83cm" svg:height="0.465cm" svg:x="0.186cm" svg:y="4.93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1" svg:font-family="'Computer Modern'"/>
    <style:font-face style:name="HMXYas" svg:font-family="HMXYas"/>
    <style:font-face style:name="Helvetica1" svg:font-family="Helvetica"/>
    <style:font-face style:name="Computer Modern" svg:font-family="'Computer Modern'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tr" svg:font-family="Tit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stroke-dash208" draw:style="rect" draw:dots1="1" draw:dots1-length="0.21cm" draw:distance="0.2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xx" style:country-asian="none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19cm" fo:page-height="5.4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9T21:58:38.739620041</meta:creation-date>
    <dc:date>2018-12-31T19:54:10.722632739</dc:date>
    <meta:editing-duration>PT1M34S</meta:editing-duration>
    <meta:editing-cycles>4</meta:editing-cycles>
    <meta:generator>LibreOffice/5.1.6.2$Linux_X86_64 LibreOffice_project/10m0$Build-2</meta:generator>
    <meta:document-statistic meta:object-count="161"/>
  </office:meta>
</office:document-meta>
</file>

<file path=Object 1/content.xml><?xml version="1.0" encoding="utf-8"?>
<math xmlns="http://www.w3.org/1998/Math/MathML" display="block">
  <semantics>
    <mrow>
      <mrow>
        <mi>z</mi>
        <mo stretchy="false">∼</mo>
        <mi>U</mi>
      </mrow>
      <msup>
        <mrow>
          <mo fence="true" stretchy="false">(</mo>
          <mrow>
            <mn>0,1</mn>
          </mrow>
          <mo fence="true" stretchy="false">)</mo>
        </mrow>
        <mi>d</mi>
      </msup>
    </mrow>
    <annotation encoding="StarMath 5.0">z sim  U( 0,1 )^d

</annotation>
  </semantics>
</math>
</file>